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language="pt" fo:country="PT" officeooo:paragraph-rsid="0004231f"/>
    </style:style>
    <style:style style:name="P2" style:family="paragraph" style:parent-style-name="Standard">
      <style:paragraph-properties fo:line-height="150%"/>
      <style:text-properties fo:language="pt" fo:country="PT" officeooo:paragraph-rsid="0004bad7"/>
    </style:style>
    <style:style style:name="P3" style:family="paragraph" style:parent-style-name="Standard">
      <style:paragraph-properties fo:line-height="150%"/>
      <style:text-properties fo:language="pt" fo:country="PT" officeooo:paragraph-rsid="0005f1bc"/>
    </style:style>
    <style:style style:name="P4" style:family="paragraph" style:parent-style-name="Standard">
      <style:paragraph-properties fo:line-height="150%"/>
      <style:text-properties fo:language="pt" fo:country="PT" officeooo:paragraph-rsid="0010ee2b"/>
    </style:style>
    <style:style style:name="P5" style:family="paragraph" style:parent-style-name="Standard">
      <style:paragraph-properties fo:line-height="150%"/>
      <style:text-properties fo:language="pt" fo:country="PT" fo:font-weight="bold" officeooo:rsid="000246b2" style:font-weight-asian="bold" style:font-weight-complex="bold"/>
    </style:style>
    <style:style style:name="P6" style:family="paragraph" style:parent-style-name="Standard">
      <style:paragraph-properties fo:line-height="150%"/>
      <style:text-properties fo:language="pt" fo:country="PT" fo:font-weight="bold" officeooo:rsid="0008320a" officeooo:paragraph-rsid="0008320a" style:font-weight-asian="bold" style:font-weight-complex="bold"/>
    </style:style>
    <style:style style:name="P7" style:family="paragraph" style:parent-style-name="Standard">
      <style:paragraph-properties fo:line-height="150%"/>
      <style:text-properties fo:language="pt" fo:country="PT" officeooo:rsid="000246b2" officeooo:paragraph-rsid="000246b2"/>
    </style:style>
    <style:style style:name="P8" style:family="paragraph" style:parent-style-name="Standard">
      <style:paragraph-properties fo:line-height="150%"/>
      <style:text-properties fo:language="pt" fo:country="PT" officeooo:rsid="000246b2" officeooo:paragraph-rsid="001799ff"/>
    </style:style>
    <style:style style:name="P9" style:family="paragraph" style:parent-style-name="Standard">
      <style:paragraph-properties fo:line-height="150%"/>
      <style:text-properties fo:language="pt" fo:country="PT" officeooo:rsid="0004bad7" officeooo:paragraph-rsid="0004bad7"/>
    </style:style>
    <style:style style:name="P10" style:family="paragraph" style:parent-style-name="Standard">
      <style:paragraph-properties fo:line-height="150%"/>
      <style:text-properties fo:language="pt" fo:country="PT" officeooo:rsid="0005f1bc" officeooo:paragraph-rsid="0004bad7"/>
    </style:style>
    <style:style style:name="P11" style:family="paragraph" style:parent-style-name="Standard">
      <style:paragraph-properties fo:line-height="150%"/>
      <style:text-properties fo:language="pt" fo:country="PT" officeooo:rsid="0005f1bc" officeooo:paragraph-rsid="0005f1bc"/>
    </style:style>
    <style:style style:name="P12" style:family="paragraph" style:parent-style-name="Standard">
      <style:paragraph-properties fo:line-height="150%"/>
      <style:text-properties fo:language="pt" fo:country="PT" officeooo:rsid="0005f1bc" officeooo:paragraph-rsid="0015c44d"/>
    </style:style>
    <style:style style:name="P13" style:family="paragraph" style:parent-style-name="Standard">
      <style:text-properties fo:language="pt" fo:country="PT" officeooo:rsid="0004231f" officeooo:paragraph-rsid="0004231f"/>
    </style:style>
    <style:style style:name="P14" style:family="paragraph" style:parent-style-name="Standard">
      <style:paragraph-properties fo:line-height="150%"/>
      <style:text-properties fo:language="pt" fo:country="PT" officeooo:rsid="0004231f" officeooo:paragraph-rsid="0004231f"/>
    </style:style>
    <style:style style:name="P15" style:family="paragraph" style:parent-style-name="Standard">
      <style:paragraph-properties fo:line-height="150%"/>
      <style:text-properties fo:language="pt" fo:country="PT" officeooo:rsid="0008320a" officeooo:paragraph-rsid="00077631"/>
    </style:style>
    <style:style style:name="P16" style:family="paragraph" style:parent-style-name="Standard">
      <style:paragraph-properties fo:line-height="150%"/>
      <style:text-properties fo:language="pt" fo:country="PT" officeooo:rsid="000e52cc"/>
    </style:style>
    <style:style style:name="P17" style:family="paragraph" style:parent-style-name="Standard">
      <style:paragraph-properties fo:line-height="150%"/>
      <style:text-properties fo:language="pt" fo:country="PT" officeooo:rsid="001799ff" officeooo:paragraph-rsid="001799ff"/>
    </style:style>
    <style:style style:name="P18" style:family="paragraph" style:parent-style-name="Standard">
      <style:paragraph-properties fo:line-height="150%"/>
      <style:text-properties fo:language="pt" fo:country="PT" officeooo:paragraph-rsid="001ae99f"/>
    </style:style>
    <style:style style:name="T1" style:family="text">
      <style:text-properties officeooo:rsid="0004231f"/>
    </style:style>
    <style:style style:name="T2" style:family="text">
      <style:text-properties officeooo:rsid="0004bad7"/>
    </style:style>
    <style:style style:name="T3" style:family="text">
      <style:text-properties officeooo:rsid="0005f1bc"/>
    </style:style>
    <style:style style:name="T4" style:family="text">
      <style:text-properties fo:font-style="italic" officeooo:rsid="0005f1bc" style:font-style-asian="italic" style:font-style-complex="italic"/>
    </style:style>
    <style:style style:name="T5" style:family="text">
      <style:text-properties officeooo:rsid="00074dd9"/>
    </style:style>
    <style:style style:name="T6" style:family="text">
      <style:text-properties officeooo:rsid="00077631"/>
    </style:style>
    <style:style style:name="T7" style:family="text">
      <style:text-properties officeooo:rsid="0008320a"/>
    </style:style>
    <style:style style:name="T8" style:family="text">
      <style:text-properties officeooo:rsid="00094969"/>
    </style:style>
    <style:style style:name="T9" style:family="text">
      <style:text-properties officeooo:rsid="00099b5b"/>
    </style:style>
    <style:style style:name="T10" style:family="text">
      <style:text-properties officeooo:rsid="000a3242"/>
    </style:style>
    <style:style style:name="T11" style:family="text">
      <style:text-properties officeooo:rsid="000b81a2"/>
    </style:style>
    <style:style style:name="T12" style:family="text">
      <style:text-properties officeooo:rsid="000d4f19"/>
    </style:style>
    <style:style style:name="T13" style:family="text">
      <style:text-properties officeooo:rsid="000e52cc"/>
    </style:style>
    <style:style style:name="T14" style:family="text">
      <style:text-properties officeooo:rsid="000ecf34"/>
    </style:style>
    <style:style style:name="T15" style:family="text">
      <style:text-properties officeooo:rsid="000f5781"/>
    </style:style>
    <style:style style:name="T16" style:family="text">
      <style:text-properties officeooo:rsid="000fa006"/>
    </style:style>
    <style:style style:name="T17" style:family="text">
      <style:text-properties officeooo:rsid="0010ee2b"/>
    </style:style>
    <style:style style:name="T18" style:family="text">
      <style:text-properties officeooo:rsid="00125da1"/>
    </style:style>
    <style:style style:name="T19" style:family="text">
      <style:text-properties officeooo:rsid="0014371b"/>
    </style:style>
    <style:style style:name="T20" style:family="text">
      <style:text-properties officeooo:rsid="0015c44d"/>
    </style:style>
    <style:style style:name="T21" style:family="text">
      <style:text-properties officeooo:rsid="0016b86c"/>
    </style:style>
    <style:style style:name="T22" style:family="text">
      <style:text-properties officeooo:rsid="001799ff"/>
    </style:style>
    <style:style style:name="T23" style:family="text">
      <style:text-properties officeooo:rsid="0017ae52"/>
    </style:style>
    <style:style style:name="T24" style:family="text">
      <style:text-properties officeooo:rsid="0018f35b"/>
    </style:style>
    <style:style style:name="T25" style:family="text">
      <style:text-properties officeooo:rsid="001a7815"/>
    </style:style>
    <style:style style:name="T26" style:family="text">
      <style:text-properties officeooo:rsid="001ae9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tou a arder em febre</text:p>
      <text:p text:style-name="P16"/>
      <text:p text:style-name="P8">Estou a arder em febre. Nem sei onde vou buscar forças para teclar uma única palavra que seja, quanto mais escrever uma crónica inteira. Apanhei uma gripada das fortes por isso não se admire se de repente deixar uma ideia ou frase a meio, <text:span text:style-name="T16">provavelmente é porque</text:span> <text:span text:style-name="T16">caí</text:span> para o lado. Vou tentar dar o meu melhor <text:span text:style-name="T22">mas</text:span> não me façam prometer nada. <text:span text:style-name="T22">Aproveito para deixar já bem claro que não me responsabilizo se no final de ter lido isto começar a sentir alguns sintomas. </text:span><text:span text:style-name="T22">Ossos do ofício!</text:span></text:p>
      <text:p text:style-name="P17"/>
      <text:p text:style-name="P8">Sinto-me zonzo e sem força no corpo. Os músculos d<text:span text:style-name="T24">o</text:span>em-me quase tanto como depois de uma sessão pesada de ginásio mas por motivos bem diferentes, evidentemente. As postas de “n<text:span text:style-name="T16">h</text:span>anha” verde que escarro de quando em vez repugnam-me só de as olhar, de pensar que todo aquele muco verde e viscoso saiu de dentro de mim deixa-me nauseado. <text:span text:style-name="T23">Como é possível que o organismo consiga produzir quantidades astronómicas de material repugnante de forma contínua é algo que me deixa estupefacto. </text:span>Consigo imaginar a quantidade de bichinhos e bicharocos de dimensões miscroscópicas que nadam em cada um destes oceanos esverdeados que cuspo para o lenço. Ao menos eles divertem-se com a minha situação! <text:s/></text:p>
      <text:p text:style-name="P7"/>
      <text:p text:style-name="P1"><text:span text:style-name="T1">E terminado o primeiro parágrafo </text:span><text:span text:style-name="T16">eis que </text:span><text:span text:style-name="T1">sai mais uma esc</text:span><text:span text:style-name="T16">upi</text:span><text:span text:style-name="T1">dela </text:span><text:span text:style-name="T16">ensanguentada</text:span><text:span text:style-name="T1">, por pouco não tinha tempo de meter o lenço na frente do monitor. Era só o que me faltava agora era ter de ver esta porcaria a escorregar pelo meu processador de texto abaixo, a compuscar-me as palavras a cada “</text:span><text:span text:style-name="T4">pixel”</text:span><text:span text:style-name="T1"> de deslize. Baahh! Que nojo!</text:span></text:p>
      <text:p text:style-name="P9"/>
      <text:p text:style-name="P4"><text:span text:style-name="T2">Esta é mais uma noite que tenho forçosamente de passar entre quatro paredes. Hoje não há perseguições a vampiros em lado nenhum. Quanto muito só na televisão, talvez alugue um filme para me distrair. Bem preciso, quanto mais não seja para me abstrair um pouco dest</text:span><text:span text:style-name="T13">a</text:span><text:span text:style-name="T2"> </text:span><text:span text:style-name="T13">comichão</text:span><text:span text:style-name="T2"> </text:span><text:span text:style-name="T13">e </text:span><text:span text:style-name="T17">do</text:span><text:span text:style-name="T2"> pingo incómodo n</text:span><text:span text:style-name="T13">um</text:span><text:span text:style-name="T2"> nariz já de si </text:span><text:span text:style-name="T13">severamente </text:span><text:span text:style-name="T2">obstruído </text:span><text:span text:style-name="T9">por macacos e ranho</text:span><text:span text:style-name="T2">, desta irritante dor de garganta </text:span><text:span text:style-name="T9">que não me deixa </text:span><text:span text:style-name="T18">sequer</text:span><text:span text:style-name="T9"> engolir </text:span><text:span text:style-name="T18">ar sem ardor</text:span><text:span text:style-name="T2">, </text:span><text:span text:style-name="T9">d</text:span><text:span text:style-name="T2">est</text:span><text:span text:style-name="T9">e pigarrear aflitivo que não me larga, ou desta</text:span><text:span text:style-name="T2"> intromissora tosse convulsa que </text:span><text:span text:style-name="T9">tenta ganhar o seu espaço desalojando-me os pulmões</text:span><text:span text:style-name="T2">. E </text:span><text:span text:style-name="T13">os espirros? Ai os espirros!... E </text:span><text:span text:style-name="T2">não quero nem falar da inquietação que me provoca ouvir esta minha voz roufenha mesmo quando </text:span><text:span text:style-name="T10">a mesma </text:span><text:span text:style-name="T2">fala </text:span><text:span text:style-name="T11">apenas </text:span><text:span text:style-name="T2">em silêncio na minha mente, as palavras que vou digitan</text:span><text:span text:style-name="T3">d</text:span><text:span text:style-name="T2">o a cada movimento </text:span><text:span text:style-name="T12">tremido </text:span><text:span text:style-name="T2">do cursor.</text:span></text:p>
      <text:p text:style-name="P9"/>
      <text:p text:style-name="P2"><text:span text:style-name="T2">Ao contrário daqueles que persigo na noite há quase dez anos, sou 100% humano, e como tal estou 100% sujeito aos micróbios e bactérias que nos deitam abaixam sem dó nem piedade. Pen</text:span><text:span text:style-name="T3">s</text:span><text:span text:style-name="T2">o eu que faço algum grande feito em matar vampiros quando estes pequenos parasitas que ninguém consegue </text:span><text:soft-page-break/><text:span text:style-name="T2">ver a olho nu são mais do que suficientes para deitar um homem </text:span><text:span text:style-name="T24">grande </text:span><text:span text:style-name="T19">ao chão</text:span><text:span text:style-name="T2">. À </text:span><text:span text:style-name="T3">sua escala devem ser bem mais temíveis do que qualquer chupador de sangue profissional.</text:span></text:p>
      <text:p text:style-name="P10"/>
      <text:p text:style-name="P12">Sinto a cabeça a latejar, como se algo lá dentro tentasse desesperadamente sair, dando encontrões sucessivos nas paredes até me conseguir fazer um rombo na testa. Espero que nada disso aconteça. <text:s/><text:span text:style-name="T15">Sinto a mente ausente do corpo </text:span><text:span text:style-name="T24">a flutuar pela casa fora</text:span><text:span text:style-name="T15">.</text:span></text:p>
      <text:p text:style-name="P11"/>
      <text:p text:style-name="P3"><text:span text:style-name="T3">Esta crónica vai ter de ser mais curta do que o habitual, preciso ir encharcar-me novamente em medicamentação</text:span><text:span text:style-name="T15">. </text:span><text:span text:style-name="T3">Já experimentei uma parafernália de comprimidos, pode ser que </text:span><text:span text:style-name="T20">tenha sorte e </text:span><text:span text:style-name="T3">algum faça </text:span><text:span text:style-name="T24">realmente </text:span><text:span text:style-name="T3">o efeito desejado. Ainda tenho uma leve esperança. Às vezes nem sei porque se dão ao trabalho de receitar estas porcarias. Uma vez que o bichinho salta cá para dentro parece que apenas o tempo o demove das suas intenções de nos azucrinar a vida. Nada surte efeito ou se surte é apenas ligeiro e passageiro. Um embuste e nada mais, é </text:span><text:span text:style-name="T5">o que é</text:span><text:span text:style-name="T3">! </text:span><text:span text:style-name="T24">As empresas farmacêuticas enriquecem enganando o mundo e o mundo é suficientemente lerdo para se deixar enganar uma e outra vez. </text:span></text:p>
      <text:p text:style-name="P13"/>
      <text:p text:style-name="P18"><text:span text:style-name="T6">O que mais me incomoda no meio disto </text:span><text:span text:style-name="T25">tudo</text:span><text:span text:style-name="T6"> é saber que essas almas condenadas que gostam de beber o sangue dos outros não são adversário fácil para estas viroses. Aos vampiros não lhes afecta o vírus da gripe nem as estirpes afins. Por mais do que uma vez presenciei um ou outro a alimentar-se de um humano infectado e nunca vi nenhum adoecer com sintomas gripais </text:span><text:span text:style-name="T25">ou outra maleita que seja</text:span><text:span text:style-name="T6">. Não pegam o mal pelo sangue nem o pegam por via aérea. Malditos! Tudo seria bem mais fácil para a humanidade se estas criaturas tivessem um pouquinho da nossa vulnerabilidade. Por outro lado quem sabe se a cura definitiva para este tipo de apoquentações humanas não passa pela manipulação genética e pela conjunção de hormonas e ADN entre a nossa espécie e a deles. Não será de todo uma ideia louca ou totalmente </text:span><text:span text:style-name="T26">descabida</text:span><text:span text:style-name="T6">, chegaram aos meus ouvidos palavras soltas sobre laboratórios de engenharia molecular e biotecnologia em diferentes partes do globo </text:span><text:span text:style-name="T26">(</text:span><text:span text:style-name="T6">com maior expressão na Alemanha</text:span><text:span text:style-name="T26">)</text:span><text:span text:style-name="T6">, onde supostamente têm acontecido experiências que aos olhos de deus seriam certamente deploráveis </text:span><text:span text:style-name="T26">entre as duas espécies</text:span><text:span text:style-name="T6">. A curiosidade natural do homem e a sua cobiça e ambição desmedidas por vezes levam-</text:span><text:span text:style-name="T21">n</text:span><text:span text:style-name="T6">o a ultrapassar os limites do aceitável. É </text:span><text:span text:style-name="T25">certo e sabido que mesmo as boas intenções por vezes descambam em autênticas catástrofes. Dos maus fins não quero nem falar. Nós aqui no nosso cantinho às vezes nem sonhamos o que vai nas pérfidas mentes alheias que tantas há por aí... </text:span></text:p>
      <text:p text:style-name="P18"><text:span text:style-name="T25"/></text:p>
      <text:p text:style-name="P18"><text:span text:style-name="T7">O que será que o mundo </text:span><text:span text:style-name="T25">lá fora </text:span><text:span text:style-name="T7">anda a tramar a esta hora?... Vou deixar essa tarefa de imaginação para si, caro leitor, eu hoje fecho por aqui o </text:span><text:span text:style-name="T14">meu</text:span><text:span text:style-name="T7"> bico. Não consigo escrever rigorosamente mais </text:span><text:soft-page-break/><text:span text:style-name="T7">nada adoentando assim tal </text:span><text:span text:style-name="T14">qual </text:span><text:span text:style-name="T7">como estou, caso não tenha reparado estou </text:span><text:span text:style-name="T8">mesmo</text:span><text:span text:style-name="T7">...</text:span></text:p>
      <text:p text:style-name="P15"/>
      <text:p text:style-name="P6">a arder em febre</text:p>
      <text:p text:style-name="P14"><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8T17:05:00</meta:creation-date>
    <dc:date>2013-02-15T23:04:47</dc:date>
    <meta:editing-duration>PT1H2M45S</meta:editing-duration>
    <meta:editing-cycles>24</meta:editing-cycles>
    <meta:generator>LibreOffice/3.6$MacOSX_x86 LibreOffice_project/da8c1e6-fd468f4-454e206-f42a4a9-143cfd</meta:generator>
    <meta:document-statistic meta:table-count="0" meta:image-count="0" meta:object-count="0" meta:page-count="3" meta:paragraph-count="12" meta:word-count="948" meta:character-count="5470" meta:non-whitespace-character-count="4526"/>
  </office:meta>
</office:document-meta>
</file>